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69a2e"/>
    </style:style>
    <style:style style:name="P2" style:family="paragraph">
      <style:paragraph-properties style:writing-mode="lr-tb"/>
      <style:text-properties fo:color="#069a2e" fo:font-size="56pt" style:font-size-asian="56pt" style:font-size-complex="5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69a2e" fo:font-size="56pt" style:font-size-asian="56pt" style:font-size-complex="56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465a4" fo:font-size="64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94cm" svg:height="4.735cm" svg:x="0.5cm" svg:y="-0.07cm" presentation:class="title" presentation:user-transformed="true">
          <draw:text-box>
            <text:p text:style-name="P1"><text:span text:style-name="T1">NOTICE DUE TO COVID-19</text:span></text:p>
          </draw:text-box>
        </draw:frame>
        <draw:frame presentation:style-name="pr2" draw:text-style-name="P4" draw:layer="layout" svg:width="25.94cm" svg:height="28.731cm" svg:x="1cm" svg:y="-1.989cm">
          <draw:text-box>
            <text:p><text:span text:style-name="T2">THE MARIKINA ORTHOPEDIC SPECIALTY CLINIC (MOSC) </text:span></text:p>
            <text:p><text:span text:style-name="T2">EXECUTES: </text:span></text:p>
            <text:p><text:span text:style-name="T2"/></text:p>
            <text:p text:style-name="P3"><text:span text:style-name="T3">NO FACE MASK </text:span><text:span text:style-name="T4">&amp; </text:span></text:p>
            <text:p text:style-name="P3"><text:span text:style-name="T4">NO </text:span><text:span text:style-name="T4">FACE SHIELD,</text:span></text:p>
            <text:p><text:span text:style-name="T4">NO ENT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0-09-17T09:17:40.666284021</dc:date>
    <meta:editing-duration>PT23M43S</meta:editing-duration>
    <meta:editing-cycles>13</meta:editing-cycles>
    <meta:generator>LibreOffice/6.4.5.2$Linux_X86_64 LibreOffice_project/40$Build-2</meta:generator>
    <meta:document-statistic meta:object-count="25"/>
  </office:meta>
</office:document-meta>
</file>